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FMono-Regular" svg:font-family="SFMono-Regular, Consolas, 'Liberation Mono', Menlo, monospace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able_20_Contents">
      <style:paragraph-properties style:line-height-at-least="0.513cm"/>
      <style:text-properties fo:color="#24292e" style:font-name="SFMono-Regular" fo:font-size="8.75pt"/>
    </style:style>
    <style:style style:name="P2" style:family="paragraph" style:parent-style-name="Standard">
      <style:paragraph-properties fo:line-height="100%"/>
    </style:style>
    <style:style style:name="P3" style:family="paragraph" style:parent-style-name="Table_20_Contents">
      <style:paragraph-properties fo:line-height="100%"/>
      <style:text-properties fo:color="#24292e" style:font-name="SFMono-Regular" fo:font-size="8.75pt" officeooo:paragraph-rsid="000ee431" style:font-size-asian="2pt" style:font-size-complex="2pt"/>
    </style:style>
    <style:style style:name="P4" style:family="paragraph" style:parent-style-name="Table_20_Contents">
      <style:paragraph-properties fo:line-height="100%"/>
      <style:text-properties fo:color="#24292e" style:font-name="SFMono-Regular" fo:font-size="8.75pt"/>
    </style:style>
    <style:style style:name="P5" style:family="paragraph" style:parent-style-name="Table_20_Contents">
      <style:paragraph-properties fo:line-height="100%"/>
      <style:text-properties fo:font-size="2pt" style:font-size-asian="2pt" style:font-size-complex="2pt"/>
    </style:style>
    <style:style style:name="T1" style:family="text">
      <style:text-properties officeooo:rsid="000fe5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// 1 - Robert II. von Flandern</text:p>
      <text:p text:style-name="P4">MATCH (n:IndexPerson)<text:bookmark text:name="L3"/></text:p>
      <text:p text:style-name="P4">WHERE n.registerId = 'H4P01822'<text:bookmark text:name="L4"/></text:p>
      <text:p text:style-name="P4">RETURN *;</text:p>
      <text:p text:style-name="P4"><text:bookmark text:name="L5"/></text:p>
      <text:p text:style-name="P5"><text:bookmark text:name="L6"/></text:p>
      <text:p text:style-name="P4">// 2 - Robert II. von Flandern mit Netzwerk<text:bookmark text:name="L7"/></text:p>
      <text:p text:style-name="P4">MATCH (n:IndexPerson)-[:PERSON_IN]-&gt;(r:Regesta)&lt;-[:PERSON_IN]-<text:bookmark text:name="L8"/></text:p>
      <text:p text:style-name="P4">(m:IndexPerson)<text:bookmark text:name="L9"/></text:p>
      <text:p text:style-name="P4">WHERE n.registerId = 'H4P01822'<text:bookmark text:name="L10"/></text:p>
      <text:p text:style-name="P4">RETURN *;</text:p>
      <text:p text:style-name="P4"><text:bookmark text:name="L11"/></text:p>
      <text:p text:style-name="P5"><text:bookmark text:name="L12"/></text:p>
      <text:p text:style-name="P4">// 3 - Robert II. von Flandern und Herzog Heinrich von Niederlothringen<text:bookmark text:name="L13"/></text:p>
      <text:p text:style-name="P4">MATCH<text:bookmark text:name="L14"/></text:p>
      <text:p text:style-name="P4">(n:IndexPerson)-[:PERSON_IN]-&gt;<text:bookmark text:name="L15"/></text:p>
      <text:p text:style-name="P4">(r:Regesta)&lt;-[:PERSON_IN]-(m:IndexPerson)<text:bookmark text:name="L16"/></text:p>
      <text:p text:style-name="P4">WHERE n.registerId = 'H4P01822'<text:bookmark text:name="L17"/></text:p>
      <text:p text:style-name="P4">AND m.registerId = 'H4P00926'<text:bookmark text:name="L18"/></text:p>
      <text:p text:style-name="P4">RETURN *;</text:p>
      <text:p text:style-name="P4"><text:bookmark text:name="L19"/></text:p>
      <text:p text:style-name="P5"><text:bookmark text:name="L20"/></text:p>
      <text:p text:style-name="P4">// 4 - Robert und Heinrich mit gemeinsamen Bekannten<text:bookmark text:name="L21"/></text:p>
      <text:p text:style-name="P4">MATCH (n0:IndexPerson)--&gt;(r1:Regesta)--(n:IndexPerson)<text:bookmark text:name="L22"/></text:p>
      <text:p text:style-name="P4">MATCH (m:IndexPerson)--(r2:Regesta)--(n3:IndexPerson)<text:bookmark text:name="L23"/></text:p>
      <text:p text:style-name="P4">WHERE n.registerId = 'H4P01822'<text:bookmark text:name="L24"/></text:p>
      <text:p text:style-name="P4">AND m.registerId = 'H4P00926'<text:bookmark text:name="L25"/></text:p>
      <text:p text:style-name="P4">RETURN *;<text:bookmark text:name="L26"/></text:p>
      <text:p text:style-name="P4"/>
      <text:p text:style-name="P4"><text:bookmark text:name="L37"/>// 5 - Bekannten Graph</text:p>
      <text:p text:style-name="P4">MATCH</text:p>
      <text:p text:style-name="P4">(startPerson:IndexPerson)-[:PERSON_IN]-&gt;</text:p>
      <text:p text:style-name="P4">(regest:Regesta)&lt;-[:PERSON_IN]-(endPerson:IndexPerson)</text:p>
      <text:p text:style-name="P4">WHERE startPerson.registerId in ['H4P01822', 'H4P00926']</text:p>
      <text:p text:style-name="P4">AND startPerson.registerId &lt;&gt; endPerson.registerId</text:p>
      <text:p text:style-name="P4">WITH startPerson, endPerson, count(regest) as anzahl,</text:p>
      <text:p text:style-name="P4">collect(distinct(regest.identifier)) as idents</text:p>
      <text:p text:style-name="P4">CALL apoc.create.vRelationship(startPerson, "APPEARS_WITH",</text:p>
      <text:p text:style-name="P4">{anzahl:anzahl, regesten:idents}, endPerson) YIELD rel</text:p>
      <text:p text:style-name="P4">RETURN startPerson, endPerson, rel;</text:p>
      <text:p text:style-name="P4"/>
      <text:p text:style-name="P5"><text:bookmark text:name="L38"/></text:p>
      <text:p text:style-name="P4">// 6 - Bekannten Tabelle<text:bookmark text:name="L39"/></text:p>
      <text:p text:style-name="P4">MATCH<text:bookmark text:name="L40"/></text:p>
      <text:p text:style-name="P4">(startPerson:IndexPerson)-[:PERSON_IN]-&gt;<text:bookmark text:name="L41"/></text:p>
      <text:p text:style-name="P4">(regest1:Regesta)&lt;-[:PERSON_IN]-(middlePerson:IndexPerson)<text:bookmark text:name="L42"/></text:p>
      <text:p text:style-name="P4">-[:PERSON_IN]-&gt;(regest2:Regesta)&lt;-[:PERSON_IN]-(endPerson:IndexPerson)<text:bookmark text:name="L43"/></text:p>
      <text:p text:style-name="P4">WHERE startPerson.registerId in ['H4P00926']<text:bookmark text:name="L44"/></text:p>
      <text:p text:style-name="P4">AND endPerson.registerId in ['H4P01822']</text:p>
      <text:p text:style-name="P4"><text:bookmark text:name="L45"/>AND startPerson.registerId &lt;&gt; endPerson.registerId</text:p>
      <text:p text:style-name="P4">RETURN DISTINCT startPerson.name1, regest1.ident<text:span text:style-name="T1">ifier</text:span>, regest1.<text:span text:style-name="T1">summary</text:span>,<text:bookmark text:name="L46"/></text:p>
      <text:p text:style-name="P4">middlePerson.name1, regest2.ident<text:span text:style-name="T1">ifier</text:span>, regest2.<text:span text:style-name="T1">summary</text:span>, endPerson.name1;</text:p>
      <text:p text:style-name="P4"><text:bookmark text:name="L47"/></text:p>
      <text:p text:style-name="P5"><text:bookmark text:name="L48"/></text:p>
      <text:p text:style-name="P4">// Robert II. von Flandern mit Regesten und weiteren Entitäten<text:bookmark text:name="L49"/></text:p>
      <text:p text:style-name="P4">MATCH (n:IndexPerson)-[:PERSON_IN]-&gt;(r)--(e)<text:bookmark text:name="L50"/></text:p>
      <text:p text:style-name="P4">WHERE n.registerId = 'H4P01822'<text:bookmark text:name="L51"/></text:p>
      <text:p text:style-name="P4">RETURN *;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FMono-Regular" svg:font-family="SFMono-Regular, Consolas, 'Liberation Mono', Menlo, monospace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3T11:08:10.550246662</meta:creation-date>
    <meta:print-date>2020-09-13T11:08:50.054543282</meta:print-date>
    <dc:date>2020-09-14T10:27:22.598189760</dc:date>
    <meta:editing-duration>PT12M35S</meta:editing-duration>
    <meta:editing-cycles>2</meta:editing-cycles>
    <meta:generator>LibreOffice/6.4.5.2$Linux_X86_64 LibreOffice_project/40$Build-2</meta:generator>
    <meta:document-statistic meta:table-count="0" meta:image-count="0" meta:object-count="0" meta:page-count="1" meta:paragraph-count="47" meta:word-count="172" meta:character-count="1790" meta:non-whitespace-character-count="1670"/>
  </office:meta>
</office:document-meta>
</file>